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 draw:fit-to-size="false"/>
    </style:style>
    <style:style style:name="gr2" style:family="graphic" style:parent-style-name="standard">
      <style:graphic-properties draw:fill="solid" draw:fill-color="#23b8dc" draw:textarea-horizontal-align="center" draw:textarea-vertical-align="middle" draw:fit-to-size="false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middle" draw:fit-to-size="false"/>
    </style:style>
    <style:style style:name="gr5" style:family="graphic" style:parent-style-name="standard">
      <style:graphic-properties svg:stroke-width="0.102cm" draw:marker-start-width="0.352cm" draw:marker-end-width="0.352cm" draw:fill="solid" draw:fill-color="#ffff66" draw:textarea-horizontal-align="justify" draw:textarea-vertical-align="top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-width="0.352cm" draw:marker-end-width="0.352cm" draw:fill="solid" draw:fill-color="#ffff66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7" style:family="graphic" style:parent-style-name="standard">
      <style:graphic-properties draw:fill="solid" draw:fill-color="#ffffcc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pt"/>
    </style:style>
    <style:style style:name="P3" style:family="paragraph">
      <style:paragraph-properties fo:margin-left="0cm" fo:margin-right="0cm" fo:text-align="center" fo:text-indent="0cm"/>
      <style:text-properties fo:font-size="18pt"/>
    </style:style>
    <style:style style:name="P4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78cm" svg:height="12.701cm" svg:x="10.16cm" svg:y="2.539cm">
          <text:p text:style-name="P1">MainProgram</text:p>
        </draw:rect>
        <draw:rect draw:style-name="gr1" draw:text-style-name="P1" draw:layer="layout" svg:width="16.41cm" svg:height="9.525cm" svg:x="10.895cm" svg:y="5.08cm">
          <text:p text:style-name="P1">DUD/Simplex</text:p>
        </draw:rect>
        <draw:rect draw:style-name="gr2" draw:text-style-name="P1" draw:layer="layout" svg:width="16.41cm" svg:height="1.269cm" svg:x="10.895cm" svg:y="3.811cm">
          <text:p text:style-name="P1">Algorithm</text:p>
        </draw:rect>
        <draw:rect draw:style-name="gr2" draw:text-style-name="P1" draw:layer="layout" svg:width="17.78cm" svg:height="1.269cm" svg:x="10.16cm" svg:y="1.27cm">
          <text:p text:style-name="P1">MainProgram</text:p>
        </draw:rect>
        <draw:rect draw:style-name="gr3" draw:text-style-name="P1" draw:id="id1" draw:layer="layout" svg:width="5.08cm" svg:height="1.906cm" svg:x="11.43cm" svg:y="12.064cm">
          <text:p text:style-name="P1">SwanWrapper</text:p>
        </draw:rect>
        <draw:rect draw:style-name="gr2" draw:text-style-name="P2" draw:layer="layout" svg:width="5.08cm" svg:height="1.269cm" svg:x="11.43cm" svg:y="10.795cm">
          <text:p text:style-name="P1"><text:span text:style-name="T1">StochModelFactory</text:span></text:p>
        </draw:rect>
        <draw:rect draw:style-name="gr4" draw:text-style-name="P1" draw:layer="layout" svg:width="5.08cm" svg:height="2.54cm" svg:x="11.43cm" svg:y="7.619cm">
          <text:p text:style-name="P1">CtaStochObs</text:p>
        </draw:rect>
        <draw:rect draw:style-name="gr2" draw:text-style-name="P3" draw:layer="layout" svg:width="5.08cm" svg:height="1.269cm" svg:x="11.43cm" svg:y="6.35cm">
          <text:p text:style-name="P1"><text:span text:style-name="T2">StochObserver</text:span></text:p>
        </draw:rect>
        <draw:custom-shape draw:style-name="gr5" draw:text-style-name="P1" draw:layer="layout" svg:width="8.255cm" svg:height="7.62cm" svg:x="1.27cm" svg:y="1.27cm">
          <text:p text:style-name="P1">Configu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798cm" svg:height="1.472cm" svg:x="1.756cm" svg:y="2.872cm">
          <text:p text:style-name="P1">StochObserverConfi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798cm" svg:height="1.47cm" svg:x="1.756cm" svg:y="6.549cm">
          <text:p text:style-name="P1">AlgorithmConfi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798cm" svg:height="1.47cm" svg:x="1.756cm" svg:y="4.711cm">
          <text:p text:style-name="P1">StochModelConfi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id="id2" draw:layer="layout" svg:width="5.08cm" svg:height="2.54cm" svg:x="17.78cm" svg:y="8.256cm">
          <text:p text:style-name="P1">SwanWrapper</text:p>
        </draw:rect>
        <draw:rect draw:style-name="gr2" draw:text-style-name="P2" draw:layer="layout" svg:width="5.08cm" svg:height="1.269cm" svg:x="17.78cm" svg:y="6.987cm">
          <text:p text:style-name="P1"><text:span text:style-name="T1">StochModelInstance</text:span></text:p>
        </draw:rect>
        <draw:rect draw:style-name="gr7" draw:text-style-name="P4" draw:layer="layout" svg:width="3.175cm" svg:height="0.635cm" svg:x="18.415cm" svg:y="9.525cm">
          <text:p text:style-name="P1">SWAN</text:p>
        </draw:rect>
        <draw:rect draw:style-name="gr3" draw:text-style-name="P1" draw:id="id3" draw:layer="layout" svg:width="5.08cm" svg:height="2.54cm" svg:x="19.685cm" svg:y="8.889cm">
          <text:p text:style-name="P1">SwanWrapper</text:p>
        </draw:rect>
        <draw:rect draw:style-name="gr2" draw:text-style-name="P2" draw:layer="layout" svg:width="5.08cm" svg:height="1.269cm" svg:x="19.685cm" svg:y="7.62cm">
          <text:p text:style-name="P1"><text:span text:style-name="T1">StochModelInstance</text:span></text:p>
        </draw:rect>
        <draw:rect draw:style-name="gr7" draw:text-style-name="P4" draw:layer="layout" svg:width="3.175cm" svg:height="0.635cm" svg:x="20.32cm" svg:y="10.158cm">
          <text:p text:style-name="P1">SWAN</text:p>
        </draw:rect>
        <draw:rect draw:style-name="gr3" draw:text-style-name="P1" draw:id="id4" draw:layer="layout" svg:width="5.08cm" svg:height="2.54cm" svg:x="21.59cm" svg:y="9.525cm">
          <text:p text:style-name="P1">SwanWrapper</text:p>
        </draw:rect>
        <draw:rect draw:style-name="gr2" draw:text-style-name="P2" draw:layer="layout" svg:width="5.08cm" svg:height="1.269cm" svg:x="21.59cm" svg:y="8.256cm">
          <text:p text:style-name="P1"><text:span text:style-name="T1">StochModelInstance</text:span></text:p>
        </draw:rect>
        <draw:rect draw:style-name="gr7" draw:text-style-name="P4" draw:layer="layout" svg:width="3.175cm" svg:height="0.635cm" svg:x="22.225cm" svg:y="10.794cm">
          <text:p text:style-name="P1">SWAN</text:p>
        </draw:rect>
        <draw:connector draw:style-name="gr8" draw:text-style-name="P4" draw:layer="layout" draw:type="line" svg:x1="16.51cm" svg:y1="13.017cm" svg:x2="17.78cm" svg:y2="9.526cm" draw:start-shape="id1" draw:start-glue-point="1" draw:end-shape="id2">
          <text:p/>
        </draw:connector>
        <draw:connector draw:style-name="gr8" draw:text-style-name="P4" draw:layer="layout" draw:type="line" svg:x1="16.51cm" svg:y1="13.017cm" svg:x2="19.685cm" svg:y2="10.159cm" draw:start-shape="id1" draw:start-glue-point="1" draw:end-shape="id3">
          <text:p/>
        </draw:connector>
        <draw:connector draw:style-name="gr8" draw:text-style-name="P4" draw:layer="layout" draw:type="line" svg:x1="16.51cm" svg:y1="13.017cm" svg:x2="21.59cm" svg:y2="10.795cm" draw:start-shape="id1" draw:start-glue-point="1" draw:end-shape="id4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6-05T23:45:38</meta:creation-date>
    <dc:date>2007-06-28T07:16:15</dc:date>
    <dc:language>en-US</dc:language>
    <meta:editing-cycles>9</meta:editing-cycles>
    <meta:editing-duration>PT8H30M3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